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5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5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5" style:family="table-cell">
      <style:table-cell-properties fo:padding="0.097cm" fo:border-left="0.002cm solid #000000" fo:border-right="none" fo:border-top="none" fo:border-bottom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A5" style:family="table-cell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8.795cm" style:rel-column-width="32767*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Table_20_Contents"><text:span text:style-name="T1">Caso de Uso:</text:span> Ingresando pedido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Table_20_Contents"><text:span text:style-name="T1">Actores:</text:span> Encargado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>Pre: <text:span text:style-name="T2">True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Table_20_Contents"><text:span text:style-name="T1">Post:</text:span> Pedido ingresado</text:p>
          </table:table-cell>
          <table:covered-table-cell/>
        </table:table-row>
        <table:table-row>
          <table:table-cell table:style-name="Table1.A5" office:value-type="string">
            <text:p text:style-name="P1">Caso Normal</text:p>
          </table:table-cell>
          <table:table-cell table:style-name="Table1.A2" office:value-type="string">
            <text:p text:style-name="P1">Caso Alternativo</text:p>
          </table:table-cell>
        </table:table-row>
        <table:table-row>
          <table:table-cell table:style-name="Table1.A5" office:value-type="string">
            <text:p text:style-name="Table_20_Contents">1. El encargado va ingresando al sistema cada pizza que el cliente 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2. Se repite el paso 1 hasta que el cliente decida dar por finalizado su pedido.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3. El sistema le informa al encargado si el pedido se puede realizar.</text:p>
          </table:table-cell>
          <table:table-cell table:style-name="Table1.A2" office:value-type="string">
            <text:p text:style-name="Table_20_Contents">3. Ocurre un error inesperado en el sistema, al verificar el pedido y se debe reiniciar la operación. Ir al fin del caso de uso.</text:p>
          </table:table-cell>
        </table:table-row>
        <table:table-row>
          <table:table-cell table:style-name="Table1.A5" office:value-type="string">
            <text:p text:style-name="Table_20_Contents">3.1. En caso afirmativo, ir al fin de caso de uso.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3.2. Si no se puede realizar, el sistema busca si se puede realizar en otro local.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4.1 Si se puede realizar en otro local, EXTIENDE CASO DE USO “Derivando pedido a otro local”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4.2 Si no se puede, se le informa de esto al encargado y el mismo le comunica al cliente que no puede realizar la compra.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5. Fin de caso de uso.</text:p>
          </table:table-cell>
          <table:table-cell table:style-name="Table1.A2" office:value-type="string">
            <text:p text:style-name="Table_20_Contents">5. Fin de caso de uso.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Table_20_Contents"><text:span text:style-name="T1">Caso de Uso:</text:span> Derivando pedido a otro local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><text:span text:style-name="T1">Actores:</text:span> Encargado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">Pre: <text:span text:style-name="T2">Se ingresó un pedido que puede ser derivado.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><text:span text:style-name="T1">Post:</text:span> Pedido derivado.</text:p>
          </table:table-cell>
          <table:covered-table-cell/>
        </table:table-row>
        <table:table-row>
          <table:table-cell table:style-name="Table2.A5" office:value-type="string">
            <text:p text:style-name="P1">Caso Normal</text:p>
          </table:table-cell>
          <table:table-cell table:style-name="Table2.A2" office:value-type="string">
            <text:p text:style-name="P1">Caso Alternativo</text:p>
          </table:table-cell>
        </table:table-row>
        <table:table-row>
          <table:table-cell table:style-name="Table2.A5" office:value-type="string">
            <text:p text:style-name="Table_20_Contents">1. El sistema le informa al encargado cuales son los locales que tienen stock para tomar el pedido.</text:p>
          </table:table-cell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Table_20_Contents">2. El encargo selecciona el local que resulta más comodo para el cliente</text:p>
          </table:table-cell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Table_20_Contents">3. El sistema comunica al encargado que la operación fue satisfactoria.</text:p>
          </table:table-cell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Table_20_Contents">4. Fin de caso de uso.</text:p>
          </table:table-cell>
          <table:table-cell table:style-name="Table2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2"/>
        <text:soft-page-break/>
        <table:table-row>
          <table:table-cell table:style-name="Table4.A1" table:number-columns-spanned="2" office:value-type="string">
            <text:p text:style-name="Table_20_Contents"><text:span text:style-name="T1">Caso de Uso:</text:span> Informando entregado de pedido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Table_20_Contents"><text:span text:style-name="T1">Actores:</text:span> Encargado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1">Pre: <text:span text:style-name="T2">Hay un pedido listo para entregar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Table_20_Contents"><text:span text:style-name="T1">Post:</text:span> Informe de entrega realizado</text:p>
          </table:table-cell>
          <table:covered-table-cell/>
        </table:table-row>
        <table:table-row>
          <table:table-cell table:style-name="Table4.A5" office:value-type="string">
            <text:p text:style-name="P1">Caso Normal</text:p>
          </table:table-cell>
          <table:table-cell table:style-name="Table4.A2" office:value-type="string">
            <text:p text:style-name="P1">Caso Alternativo</text:p>
          </table:table-cell>
        </table:table-row>
        <table:table-row>
          <table:table-cell table:style-name="Table4.A5" office:value-type="string">
            <text:p text:style-name="Table_20_Contents">1. El encargado le indica al sistema que un pedido pendiente de entrega ha sido entregado al cliente.</text:p>
          </table:table-cell>
          <table:table-cell table:style-name="Table4.A2" office:value-type="string">
            <text:p text:style-name="Table_20_Contents"/>
          </table:table-cell>
        </table:table-row>
        <table:table-row>
          <table:table-cell table:style-name="Table4.A5" office:value-type="string">
            <text:p text:style-name="Table_20_Contents">2. Fin de caso de uso.</text:p>
          </table:table-cell>
          <table:table-cell table:style-name="Table4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Table_20_Contents"><text:span text:style-name="T1">Caso de Uso:</text:span> Imprimiendo orden de compra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Table_20_Contents"><text:span text:style-name="T1">Actores:</text:span> Repositor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1">Pre: <text:span text:style-name="T2">True</text:span>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Table_20_Contents"><text:span text:style-name="T1">Post:</text:span> Orden de compra impresa</text:p>
          </table:table-cell>
          <table:covered-table-cell/>
        </table:table-row>
        <table:table-row>
          <table:table-cell table:style-name="Table5.A5" office:value-type="string">
            <text:p text:style-name="P1">Caso Normal</text:p>
          </table:table-cell>
          <table:table-cell table:style-name="Table5.A2" office:value-type="string">
            <text:p text:style-name="P1">Caso Alternativo</text:p>
          </table:table-cell>
        </table:table-row>
        <table:table-row>
          <table:table-cell table:style-name="Table5.A5" office:value-type="string">
            <text:p text:style-name="Table_20_Contents">1. El repositor solitica la órden de compra al sistema.</text:p>
          </table:table-cell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5" office:value-type="string">
            <text:p text:style-name="Table_20_Contents">2. El sistema le envía a la impresora la órden a imprimir.</text:p>
          </table:table-cell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5" office:value-type="string">
            <text:p text:style-name="Table_20_Contents">3. Una vez impresa la órden, el repositor la retira de la impresora.</text:p>
          </table:table-cell>
          <table:table-cell table:style-name="Table5.A2" office:value-type="string">
            <text:p text:style-name="Table_20_Contents">3. La impresora no dispone de los insumos necesarios para realizar la impresión.</text:p>
          </table:table-cell>
        </table:table-row>
        <table:table-row>
          <table:table-cell table:style-name="Table5.A5" office:value-type="string">
            <text:p text:style-name="Table_20_Contents">4. Fin de caso de uso.</text:p>
          </table:table-cell>
          <table:table-cell table:style-name="Table5.A2" office:value-type="string">
            <text:p text:style-name="Table_20_Contents">4. Fin de caso de uso.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Table_20_Contents"><text:span text:style-name="T1">Caso de Uso:</text:span> Cargando Stock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Table_20_Contents"><text:span text:style-name="T1">Actores:</text:span> Repositor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">Pre: <text:span text:style-name="T2">True</text:span>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Table_20_Contents"><text:span text:style-name="T1">Post:</text:span> Stock cargado.</text:p>
          </table:table-cell>
          <table:covered-table-cell/>
        </table:table-row>
        <table:table-row>
          <table:table-cell table:style-name="Table6.A5" office:value-type="string">
            <text:p text:style-name="P1">Caso Normal</text:p>
          </table:table-cell>
          <table:table-cell table:style-name="Table6.A2" office:value-type="string">
            <text:p text:style-name="P1">Caso Alternativo</text:p>
          </table:table-cell>
        </table:table-row>
        <table:table-row>
          <table:table-cell table:style-name="Table6.A5" office:value-type="string">
            <text:p text:style-name="Table_20_Contents">1. El repositor va ingresando al sistema cada ingrediente que fue repuesto con su correspondiente cantidad.</text:p>
          </table:table-cell>
          <table:table-cell table:style-name="Table6.A2" office:value-type="string">
            <text:p text:style-name="Table_20_Contents"/>
          </table:table-cell>
        </table:table-row>
        <table:table-row>
          <table:table-cell table:style-name="Table6.A5" office:value-type="string">
            <text:p text:style-name="Table_20_Contents">2. Se repite el paso 1 hasta que el respositor haya terminado de cargar todos los ingrediente repuestos.</text:p>
          </table:table-cell>
          <table:table-cell table:style-name="Table6.A2" office:value-type="string">
            <text:p text:style-name="Table_20_Contents"/>
          </table:table-cell>
        </table:table-row>
        <table:table-row>
          <table:table-cell table:style-name="Table6.A5" office:value-type="string">
            <text:p text:style-name="Table_20_Contents">3. Fin de caso de uso.</text:p>
          </table:table-cell>
          <table:table-cell table:style-name="Table6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 table:number-columns-repeated="2"/>
        <table:table-row>
          <table:table-cell table:style-name="Table7.A1" table:number-columns-spanned="2" office:value-type="string">
            <text:p text:style-name="Table_20_Contents"><text:span text:style-name="T1">Caso de Uso:</text:span> Actualizando límite tolerable de stock.</text:p>
          </table:table-cell>
          <table:covered-table-cell/>
        </table:table-row>
        <text:soft-page-break/>
        <table:table-row>
          <table:table-cell table:style-name="Table7.A2" table:number-columns-spanned="2" office:value-type="string">
            <text:p text:style-name="Table_20_Contents"><text:span text:style-name="T1">Actores:</text:span> Repositor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1">Pre: <text:span text:style-name="T2">True</text:span>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Table_20_Contents"><text:span text:style-name="T1">Post:</text:span> Stock cargado.</text:p>
          </table:table-cell>
          <table:covered-table-cell/>
        </table:table-row>
        <table:table-row>
          <table:table-cell table:style-name="Table7.A5" office:value-type="string">
            <text:p text:style-name="P1">Caso Normal</text:p>
          </table:table-cell>
          <table:table-cell table:style-name="Table7.A2" office:value-type="string">
            <text:p text:style-name="P1">Caso Alternativo</text:p>
          </table:table-cell>
        </table:table-row>
        <table:table-row>
          <table:table-cell table:style-name="Table7.A5" office:value-type="string">
            <text:p text:style-name="Table_20_Contents">1. El repositor selecciona el ingrediente del cual quiere actualizar el limite tolerable.</text:p>
          </table:table-cell>
          <table:table-cell table:style-name="Table7.A2" office:value-type="string">
            <text:p text:style-name="Table_20_Contents"/>
          </table:table-cell>
        </table:table-row>
        <table:table-row>
          <table:table-cell table:style-name="Table7.A5" office:value-type="string">
            <text:p text:style-name="Table_20_Contents">2. Se ingresa un nuevo valor y se aplican los cambios.</text:p>
          </table:table-cell>
          <table:table-cell table:style-name="Table7.A2" office:value-type="string">
            <text:p text:style-name="Table_20_Contents">2. El valor ingresado es inválido y el sistema le informa al repositor que ingrese otro valor.</text:p>
          </table:table-cell>
        </table:table-row>
        <table:table-row>
          <table:table-cell table:style-name="Table7.A5" office:value-type="string">
            <text:p text:style-name="Table_20_Contents">3. Fin de caso de uso.</text:p>
          </table:table-cell>
          <table:table-cell table:style-name="Table7.A2" office:value-type="string">
            <text:p text:style-name="Table_20_Contents">3. Fin de caso de us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Leveroni</meta:initial-creator>
    <meta:creation-date>2010-05-25T11:19:54</meta:creation-date>
    <dc:date>2010-05-25T12:29:07</dc:date>
    <dc:creator>Luciano Leveroni</dc:creator>
    <meta:editing-duration>PT00H17M40S</meta:editing-duration>
    <meta:editing-cycles>2</meta:editing-cycles>
    <meta:generator>OpenOffice.org/3.2$Linux OpenOffice.org_project/320m12$Build-9483</meta:generator>
    <meta:document-statistic meta:table-count="6" meta:image-count="0" meta:object-count="0" meta:page-count="3" meta:paragraph-count="66" meta:word-count="495" meta:character-count="2713"/>
  </office:meta>
</office:document-meta>
</file>